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fo:font-weight="bold" style:font-weight-asian="bold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7" style:parent-style-name="Fuentedepárrafopredeter." style:family="text">
      <style:text-properties fo:font-weight="bold" style:font-weight-asian="bold"/>
    </style:style>
    <style:style style:name="T38" style:parent-style-name="Fuentedepárrafopredeter." style:family="text">
      <style:text-properties fo:font-weight="bold" style:font-weight-asian="bold"/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3" style:parent-style-name="Fuentedepárrafopredeter." style:family="text">
      <style:text-properties fo:font-weight="bold" style:font-weight-asian="bold"/>
    </style:style>
    <style:style style:name="T44" style:parent-style-name="Fuentedepárrafopredeter." style:family="text">
      <style:text-properties fo:font-weight="bold" style:font-weight-asian="bold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6" style:parent-style-name="Fuentedepárrafopredeter." style:family="text">
      <style:text-properties fo:font-weight="bold" style:font-weight-asian="bold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8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FINANCIACIÓN PEPPER DATOS PARA CUALQUIER OPERACIÓN.</text:p>
      <text:p text:style-name="Normal"><text:span text:style-name="T2">LLAMAR A</text:span>: 91 216 1010<text:s/><text:tab/><text:span text:style-name="T3">CODIGO COMERCIO</text:span>: 46522</text:p>
      <text:p text:style-name="P4"><text:span text:style-name="T5">NOMBRE Y APELLIDOS</text:span><text:span text:style-name="T6">:</text:span><text:span text:style-name="T7"><text:s/></text:span><text:span text:style-name="T8"><text:s text:c="2"/></text:span><text:span text:style-name="T9">ANA MARIA GAMIZ RIVAS</text:span><text:tab/></text:p>
      <text:p text:style-name="P10">FECHA DE NACIMIENTO:<text:s/>06\05\1969</text:p>
      <text:p text:style-name="P11"><text:span text:style-name="T12">DNI</text:span><text:span text:style-name="T13">:</text:span><text:span text:style-name="T14"><text:s/></text:span><text:tab/><text:tab/>80139735F</text:p>
      <text:p text:style-name="P15"><text:span text:style-name="T16">NACIONALIDAD</text:span><text:span text:style-name="T17">:<text:s/></text:span><text:span text:style-name="T18"><text:s/></text:span>ESPAÑOLA</text:p>
      <text:p text:style-name="P19"><text:span text:style-name="T20">ESTADO CIVIL</text:span><text:span text:style-name="T21">: <text:s/></text:span>CASADA<text:span text:style-name="T22"><text:tab/></text:span></text:p>
      <text:p text:style-name="P23"><text:span text:style-name="T24">DOMICILIO</text:span><text:span text:style-name="T25">:</text:span><text:span text:style-name="T26"><text:s/></text:span><text:tab/><text:tab/>RODOLFO GIL 146 <text:s/>B<text:tab/></text:p>
      <text:p text:style-name="P27"><text:span text:style-name="T28">POBLACION/<text:s/></text:span><text:span text:style-name="T29">PROVINCIA</text:span><text:span text:style-name="T30">:<text:s/></text:span>PUENTE GENIL /CORDOBA</text:p>
      <text:p text:style-name="P31">TELF. FIJO/ MOVIL:<text:s/>652820414 <text:s text:c="2"/>957607758</text:p>
      <text:p text:style-name="P32"><text:span text:style-name="T33">NOMBRE EMPRESA</text:span>: <text:s/>MEMBRILLO EL QUIJOTE S.A</text:p>
      <text:p text:style-name="P34">DIRECCION EMPRESA:<text:s/><text:s/>POLIGONO INDUSTRIAL SAN PANCRACIO 16</text:p>
      <text:p text:style-name="P35">TELF. FIJO EMPRESA:<text:s/><text:s/><text:s/>957609096</text:p>
      <text:p text:style-name="P36"><text:span text:style-name="T37">PROFESION/ INGRESOS MES</text:span><text:span text:style-name="T38">:<text:s/></text:span><text:span text:style-name="T39"><text:s/></text:span><text:tab/>AUXILIAR FABRIL <text:s text:c="3"/>926,58€ <text:s/>3 PAGAS DOBLES AL AÑO TOTAL AL AÑO: 14.453.23€</text:p>
      <text:p text:style-name="P40"><text:span text:style-name="T41">TIPO CONTRATO:</text:span><text:s/><text:tab/>FIJO</text:p>
      <text:p text:style-name="P42"><text:span text:style-name="T43">ANTIGÜEDAD EN LA EMPRESA</text:span><text:span text:style-name="T44">:<text:s/></text:span><text:s/>03\04\1991</text:p>
      <text:p text:style-name="P45"><text:span text:style-name="T46">TIPO DE PROPIEDAD:</text:span><text:s/>PROPIA<text:s/></text:p>
      <text:p text:style-name="P47"><text:span text:style-name="T48">CUENTA BANCARIA (IBAN</text:span>):<text:s/>ES90-0182-3262-46-0204792948</text:p>
      <text:p text:style-name="Normal">El teléfono fijo es obligatorio, será válido inclusive el de un familiar, vecino o amigo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gel</meta:initial-creator>
    <dc:creator>angel manuel rey gamiz</dc:creator>
    <meta:creation-date>2021-09-27T19:32:00Z</meta:creation-date>
    <dc:date>2021-09-27T19:41:00Z</dc:date>
    <meta:template xlink:href="PEPPER_PLANTILLA" xlink:type="simple"/>
    <meta:editing-cycles>1</meta:editing-cycles>
    <meta:editing-duration>PT540S</meta:editing-duration>
    <meta:document-statistic meta:page-count="1" meta:paragraph-count="1" meta:word-count="126" meta:character-count="820" meta:row-count="5" meta:non-whitespace-character-count="695"/>
  </office:meta>
</office:document-meta>
</file>